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lvi Nastaleeq" svg:font-family="'Alvi Nastaleeq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loext:decorative="false"/>
    </style:style>
    <style:style style:name="co1" style:family="table-column">
      <style:table-column-properties style:column-width="4.053cm" style:use-optimal-column-width="false"/>
    </style:style>
    <style:style style:name="co2" style:family="table-column">
      <style:table-column-properties style:column-width="83.155cm" style:use-optimal-column-width="false"/>
    </style:style>
    <style:style style:name="co3" style:family="table-column">
      <style:table-column-properties style:column-width="65.809cm" style:use-optimal-column-width="false"/>
    </style:style>
    <style:style style:name="co4" style:family="table-column">
      <style:table-column-properties style:column-width="142.199cm" style:use-optimal-column-width="false"/>
    </style:style>
    <style:style style:name="co5" style:family="table-column">
      <style:table-column-properties style:column-width="143.036cm" style:use-optimal-column-width="false"/>
    </style:style>
    <style:style style:name="ro1" style:family="table-row">
      <style:table-row-properties style:row-height="19.091cm" style:use-optimal-row-height="false"/>
    </style:style>
    <style:style style:name="ro2" style:family="table-row">
      <style:table-row-properties style:row-height="37.981cm" style:use-optimal-row-height="false"/>
    </style:style>
    <style:style style:name="ce1" style:family="table-cell">
      <loext:graphic-properties draw:textarea-vertical-align="middle"/>
      <style:paragraph-properties fo:text-align="center"/>
      <style:text-properties style:font-name="Tahoma" fo:font-size="200pt" style:font-size-asian="200pt" style:font-size-complex="200pt"/>
    </style:style>
    <style:style style:name="ce2" style:family="table-cell">
      <loext:graphic-properties draw:textarea-vertical-align="middle" style:writing-mode="rl-tb"/>
      <style:paragraph-properties fo:text-align="center" style:text-autospace="none" style:writing-mode="rl-tb"/>
      <style:text-properties style:font-name="Alvi Nastaleeq" fo:font-size="200pt" fo:font-weight="bold" style:font-name-asian="Liberation Sans" style:font-size-asian="200pt" style:font-weight-asian="bold" style:font-name-complex="Alvi Nastaleeq" style:font-size-complex="200pt" style:font-weight-complex="bold"/>
    </style:style>
    <style:style style:name="ce3" style:family="table-cell">
      <loext:graphic-properties draw:textarea-vertical-align="middle"/>
      <style:paragraph-properties fo:text-align="center" style:text-autospace="none"/>
      <style:text-properties style:font-name="Tahoma" fo:font-size="200pt" style:font-name-asian="Liberation Sans" style:font-size-asian="200pt" style:font-name-complex="Liberation Sans" style:font-size-complex="200pt"/>
    </style:style>
    <style:style style:name="ce4" style:family="table-cell">
      <loext:graphic-properties draw:textarea-vertical-align="middle"/>
      <style:paragraph-properties fo:text-align="center" style:text-autospace="none"/>
      <style:text-properties style:font-name="Tahoma" fo:font-size="180pt" style:font-name-asian="Liberation Sans" style:font-size-asian="180pt" style:font-name-complex="Liberation Sans" style:font-size-complex="180pt"/>
    </style:style>
    <style:style style:name="ce5" style:family="table-cell">
      <loext:graphic-properties draw:textarea-vertical-align="middle" style:writing-mode="rl-tb"/>
      <style:paragraph-properties fo:text-align="justify" style:text-autospace="none" style:writing-mode="rl-tb"/>
      <style:text-properties style:font-name="Alvi Nastaleeq" fo:font-size="200pt" style:font-name-asian="Liberation Sans" style:font-size-asian="200pt" style:font-name-complex="Alvi Nastaleeq" style:font-size-complex="200pt"/>
    </style:style>
    <style:style style:name="P1" style:family="paragraph">
      <style:paragraph-properties fo:text-align="center" style:text-autospace="none" style:writing-mode="rl-tb"/>
      <style:text-properties style:font-name="Alvi Nastaleeq" fo:font-size="200pt" fo:font-weight="bold" style:font-name-asian="Liberation Sans" style:font-size-asian="200pt" style:font-weight-asian="bold" style:font-name-complex="Alvi Nastaleeq" style:font-size-complex="200pt" style:font-weight-complex="bold"/>
    </style:style>
    <style:style style:name="P2" style:family="paragraph">
      <style:paragraph-properties fo:text-align="center" style:text-autospace="none"/>
      <style:text-properties style:font-name="Tahoma" fo:font-size="180pt" style:font-name-asian="Liberation Sans" style:font-size-asian="180pt" style:font-name-complex="Liberation Sans" style:font-size-complex="180pt"/>
    </style:style>
    <style:style style:name="P3" style:family="paragraph">
      <style:paragraph-properties fo:text-align="center" style:text-autospace="none"/>
      <style:text-properties style:font-name="Tahoma" fo:font-size="200pt" style:font-name-asian="Liberation Sans" style:font-size-asian="200pt" style:font-name-complex="Liberation Sans" style:font-size-complex="200pt"/>
    </style:style>
    <style:style style:name="P4" style:family="paragraph">
      <style:paragraph-properties fo:text-align="justify" style:text-autospace="none" style:writing-mode="rl-tb"/>
      <style:text-properties style:font-name="Alvi Nastaleeq" fo:font-size="200pt" style:font-name-asian="Liberation Sans" style:font-size-asian="200pt" style:font-name-complex="Alvi Nastaleeq" style:font-size-complex="20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446.357cm" svg:height="171.014cm" svg:x="0cm" svg:y="0cm">
          <table:table table:template-name="black-gray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1"/>
            <table:table-column table:style-name="co4"/>
            <table:table-column table:style-name="co5"/>
            <table:table-column table:style-name="co1"/>
            <table:table-row table:style-name="ro1" table:default-cell-style-name="ce2">
              <table:table-cell table:style-name="ce1"/>
              <table:table-cell>
                <text:p text:style-name="P1">شبیر <text:s/>کا تم صدقہ ہو، اب خیمے میں بیٹا<text:line-break/>تم لوٹ کر نہ آنا</text:p>
              </table:table-cell>
              <table:table-cell>
                <text:p text:style-name="P1">کہتی تھی یہ زینب یوں ماں کا مان نبھانا<text:line-break/>اے عون و محمد</text:p>
              </table:table-cell>
              <table:table-cell table:style-name="ce3"/>
              <table:table-cell table:style-name="ce4">
                <text:p text:style-name="P2">Kehti thi yeh Zainab, yun maa ka maan nibhana<text:line-break/>Ae Aun o Muhammad</text:p>
              </table:table-cell>
              <table:table-cell table:style-name="ce4">
                <text:p text:style-name="P2">Shabbir ka tum sadqa ho, ab kheme mein beta<text:line-break/>Tum laut kar na aana</text:p>
              </table:table-cell>
              <table:table-cell table:style-name="ce3"/>
            </table:table-row>
            <table:table-row table:style-name="ro2" table:default-cell-style-name="ce3">
              <table:table-cell>
                <text:p text:style-name="P3">2</text:p>
              </table:table-cell>
              <table:table-cell table:style-name="ce5">
                <text:p text:style-name="P4">ہر حال میں تم پر، لازم ہے شکر خدا کا<text:line-break/>اے شہزادوں، ہے صبر تمہارا ورثہ<text:line-break/>فرزند ہو تم زینب کے، شکوہ نہیں کرنا<text:line-break/>جب زخم کوئی کھانا</text:p>
              </table:table-cell>
              <table:table-cell table:style-name="ce5">
                <text:p text:style-name="P4">ہے ماں کو یقین، تم ماں کی بات رکھوگے<text:line-break/>یہ یاد رہے، خیموں میں ہے پیاسے بچے<text:line-break/>دریا پے اگر جانا ہو، سہ روز کے پیاسوں<text:line-break/>تم پیاس نہ بجھانا</text:p>
              </table:table-cell>
              <table:table-cell>
                <text:p text:style-name="P3">1</text:p>
              </table:table-cell>
              <table:table-cell table:style-name="ce4">
                <text:p text:style-name="P2">Hai maan ko yaqeen, tum maa ki baat rakhoge<text:line-break/>Yeh yaad rahe, khemon mein hain pyaase bachche<text:line-break/>Darya pe agar jaana ho, seh roz ke pyaason<text:line-break/>Tum pyaas na bujhana</text:p>
              </table:table-cell>
              <table:table-cell table:style-name="ce4">
                <text:p text:style-name="P2">Har haal mein tum par, laazim hai shukr<text:line-break/>Khuda ka Ae shehzadon, hai sabr tumhara virsa<text:line-break/>Farzand ho tum Zainab ke, shikwa nahin karna<text:line-break/>Jab zakhm koi khana</text:p>
              </table:table-cell>
              <table:table-cell>
                <text:p text:style-name="P3">2</text:p>
              </table:table-cell>
            </table:table-row>
            <table:table-row table:style-name="ro2" table:default-cell-style-name="ce3">
              <table:table-cell>
                <text:p text:style-name="P3">4</text:p>
              </table:table-cell>
              <table:table-cell table:style-name="ce5">
                <text:p text:style-name="P4">جب سانس تمہاری، بچوں ہو اُکھڑنے والی<text:line-break/>اُس وقت سرہانے، آئیں گی مادر میری<text:line-break/>دل کی یہ میرے خواہش ہے ،اُس دم میری ماں سے<text:line-break/>زخموں کو تم چھپانا</text:p>
              </table:table-cell>
              <table:table-cell table:style-name="ce5">
                <text:p text:style-name="P4">کب ہم پہ سِتم ،کرنے کے لیے آئے ہیں<text:line-break/>یہ بدر و اُہد کے ،بدلے کے لیے آئے ہیں<text:line-break/>لازم ہے رجز سے پہلے ،میدان ميں تم پر<text:line-break/>مدحِ <text:s/>علی سنانہ</text:p>
              </table:table-cell>
              <table:table-cell>
                <text:p text:style-name="P3">3</text:p>
              </table:table-cell>
              <table:table-cell table:style-name="ce4">
                <text:p text:style-name="P2">Kab hum pe sitam, karne ke liye aaye hain<text:line-break/>Yeh Badr o Uhud ke, badle ke liye aaye hain<text:line-break/>Laazim hai rajaz se pehle, maidan mein tum par<text:line-break/>Madh-e-Ali sunaana</text:p>
              </table:table-cell>
              <table:table-cell table:style-name="ce4">
                <text:p text:style-name="P2">Jab saans tumhari, bachon ho ukharnay wali<text:line-break/>Us waqt sarhaane, aayengi madar meri<text:line-break/>Dil ki yeh meri khwaahish hai, us dam meri maa se<text:line-break/>Zakhmon ko tum chhupaana</text:p>
              </table:table-cell>
              <table:table-cell>
                <text:p text:style-name="P3">4</text:p>
              </table:table-cell>
            </table:table-row>
            <table:table-row table:style-name="ro2" table:default-cell-style-name="ce3">
              <table:table-cell>
                <text:p text:style-name="P3">6</text:p>
              </table:table-cell>
              <table:table-cell table:style-name="ce5">
                <text:p text:style-name="P4">جب لاشے اٹھا کر، خیمے میں لائے سرور<text:line-break/>زینب یہ بولی، اشکوں کو اپنے چھپا کر<text:line-break/>میں بھی نہ تمہیں <text:s/>روؤنگی، اور میرے لیے بھی<text:line-break/>آنسو نہ تم بہانہ</text:p>
              </table:table-cell>
              <table:table-cell table:style-name="ce5">
                <text:p text:style-name="P4">قاتل پہ کرم، نانا کی ترہا کر دینا<text:line-break/>یوں لاج میرے، بھائی کے نام کی رکھنا<text:line-break/>جو واستہ دے بھائی کا، میدان میں اُس پر<text:line-break/>تم تیغ نہ چلانا</text:p>
              </table:table-cell>
              <table:table-cell>
                <text:p text:style-name="P3">5</text:p>
              </table:table-cell>
              <table:table-cell table:style-name="ce4">
                <text:p text:style-name="P2">Qaatil pe karam, nana ki tarah kar dena<text:line-break/>Yoon laaj mere, bhai ke naam ki rakhna<text:line-break/>Jo waasta de bhai ka, maidan mein us par<text:line-break/>Tum tegh na chalana</text:p>
              </table:table-cell>
              <table:table-cell table:style-name="ce4">
                <text:p text:style-name="P2">Jab laashe utha kar, kheme mein laye<text:line-break/>Sarwar Zainab yeh boli, ashkon ko apne chupa kar<text:line-break/>Main bhi na tumhe roongi, aur mere liye bhi<text:line-break/>Aansoo na tum bahaana</text:p>
              </table:table-cell>
              <table:table-cell>
                <text:p text:style-name="P3">6</text:p>
              </table:table-cell>
            </table:table-row>
            <table:table-row table:style-name="ro2" table:default-cell-style-name="ce3">
              <table:table-cell>
                <text:p text:style-name="P3">8</text:p>
              </table:table-cell>
              <table:table-cell table:style-name="ce5">
                <text:p text:style-name="P4">شاباش میرے، بچوں ہوں میں تم سے رازی<text:line-break/>یہ کہہ کے تکلم، خاموش ہوئیں شہزادی<text:line-break/>نیزوں پہ سفر کرکر کے، ہمراہ ہمارے<text:line-break/>تم کو ہے شام جانا</text:p>
              </table:table-cell>
              <table:table-cell table:style-name="ce5">
                <text:p text:style-name="P4">تعظیم کی خاطر، کیوں اٹھتے نہیں اب بیٹا<text:line-break/>دیکھو تو سرہانے، آئے ہیں میرے بھیا<text:line-break/>جاگو میرے شہزادوں، کیا بھول گئے ہو<text:line-break/>قدموں پے سر جھکانا</text:p>
              </table:table-cell>
              <table:table-cell>
                <text:p text:style-name="P3">7</text:p>
              </table:table-cell>
              <table:table-cell table:style-name="ce4">
                <text:p text:style-name="P2">Tazeem ki khatir, kyon uthte nahin ab beta<text:line-break/>Dekho to sarhaane, aaye hain mere bhaiya<text:line-break/>Jago mere shehzadon, kya bhool gaye ho<text:line-break/>Qadmon pe sar jhukaana</text:p>
              </table:table-cell>
              <table:table-cell table:style-name="ce4">
                <text:p text:style-name="P2">Shabash mere bachon, hoon main tum se raazi<text:line-break/>Yeh keh ke takallum, khamosh hui Shehzadi<text:line-break/>Nezon pe safar kar ke, hamrah hamare<text:line-break/>Tum ko hai Shaam jaana</text:p>
              </table:table-cell>
              <table:table-cell>
                <text:p text:style-name="P3">8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lvi Nastaleeq" svg:font-family="'Alvi Nastaleeq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1" style:font-size-complex="24pt" style:language-complex="ar" style:country-complex="SA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Tahoma1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black-with-border" style:family="table-cell" style:parent-style-name="default">
      <loext:graphic-properties draw:fill="solid" draw:fill-color="#000000"/>
      <style:paragraph-properties fo:border="0.28pt solid #666666"/>
      <style:text-properties fo:color="#ffffff" loext:opacity="100%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1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Tahoma1" style:font-family-complex="Tahoma" style:font-family-generic-complex="system" style:font-pitch-complex="variable" style:font-size-complex="18pt"/>
    </style:style>
    <style:style style:name="gray-with-border" style:family="table-cell" style:parent-style-name="default">
      <loext:graphic-properties draw:fill="solid" draw:fill-color="#cccccc"/>
      <style:paragraph-properties fo:border="0.28pt solid #666666"/>
    </style:style>
    <style:style style:name="white-with-border" style:family="table-cell" style:parent-style-name="default">
      <loext:graphic-properties draw:fill="solid" draw:fill-color="#ffffff"/>
      <style:paragraph-properties fo:border="0.28pt solid #666666"/>
    </style:style>
    <table:table-template table:name="black-gray">
      <table:first-row table:style-name="black-with-border"/>
      <table:last-row table:style-name="black-with-border"/>
      <table:first-column table:style-name="black-with-border"/>
      <table:last-column table:style-name="black-with-border"/>
      <table:body table:style-name="white-with-border"/>
      <table:odd-rows table:style-name="gray-with-border"/>
      <table:odd-columns table:style-name="gray-with-border"/>
    </table:table-template>
  </office:styles>
  <office:automatic-styles>
    <style:page-layout style:name="PM0">
      <style:page-layout-properties fo:margin-top="0cm" fo:margin-bottom="0cm" fo:margin-left="0cm" fo:margin-right="0cm" fo:page-width="446.36cm" fo:page-height="171.0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6-13T04:50:02.762387600</meta:creation-date>
    <dc:date>2025-06-14T14:36:26.943736800</dc:date>
    <meta:editing-duration>PT37M12S</meta:editing-duration>
    <meta:editing-cycles>7</meta:editing-cycles>
    <meta:generator>LibreOffice/25.2.4.3$Windows_X86_64 LibreOffice_project/33e196637044ead23f5c3226cde09b47731f7e27</meta:generator>
    <meta:document-statistic meta:object-count="1"/>
  </office:meta>
</office:document-meta>
</file>